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d57f" officeooo:paragraph-rsid="002cb5eb"/>
    </style:style>
    <style:style style:name="P2" style:family="paragraph" style:parent-style-name="Standard">
      <style:text-properties officeooo:rsid="004aefe7" officeooo:paragraph-rsid="004aefe7"/>
    </style:style>
    <style:style style:name="P3" style:family="paragraph" style:parent-style-name="Standard">
      <style:text-properties fo:language="en" fo:country="US" officeooo:rsid="004aefe7" officeooo:paragraph-rsid="004aefe7"/>
    </style:style>
    <style:style style:name="P4" style:family="paragraph" style:parent-style-name="Standard">
      <style:text-properties officeooo:rsid="005cd04f" officeooo:paragraph-rsid="005cd04f"/>
    </style:style>
    <style:style style:name="P5" style:family="paragraph" style:parent-style-name="Heading_20_1">
      <style:text-properties officeooo:rsid="005e379f" officeooo:paragraph-rsid="005e379f"/>
    </style:style>
    <style:style style:name="T1" style:family="text">
      <style:text-properties officeooo:rsid="005ba46c"/>
    </style:style>
    <style:style style:name="T2" style:family="text">
      <style:text-properties officeooo:rsid="005cbee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Services - Lektorat</text:h>
      <text:p text:style-name="P1"/>
      <text:p text:style-name="P4">Inhaltlich widmet sich das Portal Fragen, die zu kurz kommen oder, was ärger noch ist, von lärmenden Buzzwords übertönt werden. Heiße Themen anfassen, aber mit einem kühlen Blick und so, dass der Nutzer einen Überblick gewinnt – das ist der Anspruch.</text:p>
      <text:p text:style-name="P2"/>
      <text:p text:style-name="P2"/>
      <text:p text:style-name="P3">In terms of content, the portal is dedicated to questions that come too short or, what is worse, are drowned out by noisy buzzwords. Touching hot topics, but with a cool look and in such a way that the user gains an overview - that is the claim.</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10:00:51.898344345</meta:creation-date>
    <dc:date>2019-04-06T10:24:11.983687844</dc:date>
    <meta:editing-duration>PT2H26M52S</meta:editing-duration>
    <meta:editing-cycles>25</meta:editing-cycles>
    <meta:generator>LibreOffice/6.0.6.2$Linux_X86_64 LibreOffice_project/00m0$Build-2</meta:generator>
    <meta:document-statistic meta:table-count="0" meta:image-count="0" meta:object-count="0" meta:page-count="1" meta:paragraph-count="3" meta:word-count="91" meta:character-count="514" meta:non-whitespace-character-count="425"/>
  </office:meta>
</office:document-meta>
</file>